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weight="bold" officeooo:rsid="0019a706" officeooo:paragraph-rsid="001b526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weight="bold" officeooo:rsid="0019a706" officeooo:paragraph-rsid="0019a70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weight="bold" officeooo:rsid="0019a706" officeooo:paragraph-rsid="0019a706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libri" fo:font-weight="bold" officeooo:rsid="001b5267" officeooo:paragraph-rsid="001b526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alibri" fo:font-weight="normal" officeooo:rsid="0019a706" officeooo:paragraph-rsid="0019a706" style:font-weight-asian="normal" style:font-weight-complex="normal"/>
    </style:style>
    <style:style style:name="P6" style:family="paragraph" style:parent-style-name="Standard">
      <style:text-properties style:font-name="Calibri" officeooo:rsid="0019a706" officeooo:paragraph-rsid="0019a70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c03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culdade Anhanguera </text:p>
      <text:p text:style-name="P1">Curso de ADS, período noturno</text:p>
      <text:p text:style-name="P1"><text:span text:style-name="T1">Carlos Roberto dos Santos Marques Ambrizi</text:span></text:p>
      <text:p text:style-name="P1"><text:span text:style-name="T1"/></text:p>
      <text:p text:style-name="P1"><text:span text:style-name="T1"/></text:p>
      <text:p text:style-name="P1">Projeto Integrado</text:p>
      <text:p text:style-name="P2"/>
      <text:p text:style-name="P3"><text:span text:style-name="T1"/></text:p>
      <text:p text:style-name="P5"/>
      <text:p text:style-name="P3">Descrição do projeto: <text:span text:style-name="T1">Fazer um website para o cliente Thiago dos Santos Gonçalves, detalhes exigidos</text:span><text:span text:style-name="T2"> pelo cliente</text:span><text:span text:style-name="T1">:</text:span></text:p>
      <text:p text:style-name="P5"/>
      <text:p text:style-name="P5">° website deve conter página home com informações de boas vindas e layout personalizado da empresa.</text:p>
      <text:p text:style-name="P5"/>
      <text:p text:style-name="P5">° o cliente solicitou um banco de dados para salvar informações tanto de seus clientes quanto de prestadores de serviços.</text:p>
      <text:p text:style-name="P5"/>
      <text:p text:style-name="P5">° um portal de acesso para ver todas as informações de orçamentos.</text:p>
      <text:p text:style-name="P5"/>
      <text:p text:style-name="P5"/>
      <text:p text:style-name="P5"/>
      <text:p text:style-name="P5"/>
      <text:p text:style-name="P3"/>
      <text:p text:style-name="P3"/>
      <text:p text:style-name="P6"/>
      <text:p text:style-name="P4">SOROCABA/SP</text:p>
      <text:p text:style-name="P4">2021</text:p>
      <text:p text:style-name="P4">CARLOS AMBRIZ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4T12:52:15.457000000</meta:creation-date>
    <dc:date>2021-09-14T22:20:39.389000000</dc:date>
    <meta:editing-duration>PT9M15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1" meta:word-count="84" meta:character-count="537" meta:non-whitespace-character-count="463"/>
  </office:meta>
</office:document-meta>
</file>